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41cm" fo:margin-left="-0.148cm" table:align="left"/>
    </style:style>
    <style:style style:name="Tabelle1.A" style:family="table-column">
      <style:table-column-properties style:column-width="17.41cm"/>
    </style:style>
    <style:style style:name="Tabelle1.A1" style:family="table-cell">
      <style:table-cell-properties style:vertical-align="middle" fo:background-color="#b2b2b2" fo:padding="0.097cm" fo:border="0.05pt solid #000000">
        <style:background-image/>
      </style:table-cell-properties>
    </style:style>
    <style:style style:name="P1" style:family="paragraph" style:parent-style-name="Footnote">
      <style:text-properties officeooo:rsid="0014beea" officeooo:paragraph-rsid="0014beea"/>
    </style:style>
    <style:style style:name="P2" style:family="paragraph" style:parent-style-name="Footnote">
      <style:text-properties officeooo:rsid="0015efd4" officeooo:paragraph-rsid="0015efd4"/>
    </style:style>
    <style:style style:name="P3" style:family="paragraph" style:parent-style-name="Text_20_body">
      <style:paragraph-properties fo:text-align="justify" style:justify-single-word="false"/>
      <style:text-properties officeooo:rsid="000cf47e" officeooo:paragraph-rsid="000cf47e"/>
    </style:style>
    <style:style style:name="P4" style:family="paragraph" style:parent-style-name="Text_20_body">
      <style:paragraph-properties fo:text-align="justify" style:justify-single-word="false"/>
      <style:text-properties officeooo:rsid="000f4659" officeooo:paragraph-rsid="000f4659"/>
    </style:style>
    <style:style style:name="P5" style:family="paragraph" style:parent-style-name="Text_20_body">
      <style:paragraph-properties fo:text-align="justify" style:justify-single-word="false"/>
      <style:text-properties officeooo:rsid="000fa2c5" officeooo:paragraph-rsid="000fa2c5"/>
    </style:style>
    <style:style style:name="P6" style:family="paragraph" style:parent-style-name="Text_20_body">
      <style:paragraph-properties fo:text-align="justify" style:justify-single-word="false"/>
      <style:text-properties style:font-name="Liberation Mono" fo:font-size="10pt" officeooo:rsid="0018d239" officeooo:paragraph-rsid="0018d8a0" style:font-size-asian="10pt" style:font-size-complex="10pt"/>
    </style:style>
    <style:style style:name="P7" style:family="paragraph" style:parent-style-name="Text_20_body">
      <style:paragraph-properties fo:text-align="justify" style:justify-single-word="false"/>
      <style:text-properties style:font-name="Liberation Mono" fo:font-size="9pt" officeooo:rsid="001a1de0" officeooo:paragraph-rsid="001a1de0" fo:background-color="#dddddd" style:font-size-asian="9pt" style:font-size-complex="9pt"/>
    </style:style>
    <style:style style:name="P8" style:family="paragraph" style:parent-style-name="Text_20_body">
      <style:paragraph-properties fo:text-align="center" style:justify-single-word="false"/>
      <style:text-properties style:font-name="Liberation Mono" fo:font-size="9pt" officeooo:rsid="001a1de0" officeooo:paragraph-rsid="001b0446" fo:background-color="transparent" style:font-size-asian="9pt" style:font-size-complex="9pt"/>
    </style:style>
    <style:style style:name="P9" style:family="paragraph" style:parent-style-name="Text_20_body">
      <style:paragraph-properties fo:text-align="justify" style:justify-single-word="false"/>
      <style:text-properties officeooo:rsid="00176bfb" officeooo:paragraph-rsid="00176bfb"/>
    </style:style>
    <style:style style:name="P10" style:family="paragraph" style:parent-style-name="Text_20_body">
      <style:paragraph-properties fo:text-align="justify" style:justify-single-word="false"/>
      <style:text-properties officeooo:rsid="001817a1" officeooo:paragraph-rsid="001817a1"/>
    </style:style>
    <style:style style:name="P11" style:family="paragraph" style:parent-style-name="Text_20_body">
      <style:paragraph-properties fo:text-align="justify" style:justify-single-word="false"/>
      <style:text-properties officeooo:rsid="0018d239" officeooo:paragraph-rsid="0018d239"/>
    </style:style>
    <style:style style:name="P12" style:family="paragraph" style:parent-style-name="Text_20_body">
      <style:paragraph-properties fo:text-align="justify" style:justify-single-word="false"/>
      <style:text-properties officeooo:rsid="001a1de0" officeooo:paragraph-rsid="001a1de0"/>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rsid="000ef09d" officeooo:paragraph-rsid="000ef09d"/>
    </style:style>
    <style:style style:name="P15" style:family="paragraph" style:parent-style-name="Text_20_body">
      <style:paragraph-properties fo:text-align="justify" style:justify-single-word="false"/>
      <style:text-properties style:font-name="Liberation Sans" fo:font-size="12pt" officeooo:rsid="001a1de0" officeooo:paragraph-rsid="001a1de0" fo:background-color="#dddddd" style:font-size-asian="10.5pt" style:font-size-complex="12pt"/>
    </style:style>
    <style:style style:name="P16"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8d8a0" officeooo:paragraph-rsid="0018d8a0" style:font-size-asian="10.5pt" style:font-size-complex="12pt"/>
    </style:style>
    <style:style style:name="P1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style:font-name="Liberation Mono" fo:font-size="10pt" officeooo:rsid="0018d8a0" officeooo:paragraph-rsid="0018d8a0" style:font-size-asian="10pt" style:font-size-complex="10pt"/>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style:font-name="Liberation Mono" fo:font-size="10pt" officeooo:rsid="0018d8a0" officeooo:paragraph-rsid="0018d8a0" style:font-size-asian="10pt" style:font-size-complex="10pt"/>
    </style:style>
    <style:style style:name="P19" style:family="paragraph" style:parent-style-name="Text_20_body" style:master-page-name="">
      <loext:graphic-properties draw:fill="none"/>
      <style:paragraph-properties fo:margin-left="1.499cm" fo:margin-right="0cm" fo:margin-top="0cm" fo:margin-bottom="0cm" loext:contextual-spacing="false" fo:line-height="120%" fo:text-align="justify" style:justify-single-word="false" fo:text-indent="0cm" style:auto-text-indent="false" style:page-number="auto" fo:background-color="transparent"/>
      <style:text-properties style:font-name="Liberation Mono" fo:font-size="10pt" officeooo:rsid="0010afd8" officeooo:paragraph-rsid="0018d8a0" style:font-size-asian="10pt" style:font-size-complex="10pt"/>
    </style:style>
    <style:style style:name="P20" style:family="paragraph" style:parent-style-name="Text_20_body" style:master-page-name="">
      <loext:graphic-properties draw:fill="none"/>
      <style:paragraph-properties fo:margin-left="11.899cm" fo:margin-right="0cm" fo:margin-top="0cm" fo:margin-bottom="0cm" loext:contextual-spacing="false" fo:line-height="120%" fo:text-align="justify" style:justify-single-word="false" fo:text-indent="0cm" style:auto-text-indent="false" style:page-number="auto" fo:background-color="transparent"/>
      <style:text-properties style:font-name="Liberation Mono" fo:font-size="10pt" officeooo:rsid="0010afd8" officeooo:paragraph-rsid="0018d8a0" style:font-size-asian="10pt" style:font-size-complex="10pt"/>
    </style:style>
    <style:style style:name="P21" style:family="paragraph" style:parent-style-name="Text_20_body" style:list-style-name="L1">
      <style:paragraph-properties fo:text-align="justify" style:justify-single-word="false"/>
      <style:text-properties officeooo:rsid="000cf47e" officeooo:paragraph-rsid="000cf47e"/>
    </style:style>
    <style:style style:name="P22" style:family="paragraph" style:parent-style-name="Text_20_body" style:list-style-name="L1">
      <style:paragraph-properties fo:text-align="justify" style:justify-single-word="false"/>
      <style:text-properties officeooo:rsid="000e25b9" officeooo:paragraph-rsid="000e25b9"/>
    </style:style>
    <style:style style:name="P23" style:family="paragraph" style:parent-style-name="Text_20_body" style:list-style-name="L2">
      <style:paragraph-properties fo:text-align="justify" style:justify-single-word="false"/>
      <style:text-properties officeooo:rsid="000f4659" officeooo:paragraph-rsid="000f4659"/>
    </style:style>
    <style:style style:name="P24" style:family="paragraph" style:parent-style-name="Text_20_body" style:list-style-name="L2">
      <style:paragraph-properties fo:text-align="justify" style:justify-single-word="false"/>
      <style:text-properties officeooo:rsid="000fa2c5" officeooo:paragraph-rsid="000fa2c5"/>
    </style:style>
    <style:style style:name="P25" style:family="paragraph" style:parent-style-name="Text_20_body" style:list-style-name="L3">
      <style:paragraph-properties fo:text-align="justify" style:justify-single-word="false"/>
      <style:text-properties style:font-name="Liberation Mono" fo:font-size="10pt" officeooo:rsid="000fa2c5" officeooo:paragraph-rsid="000fa2c5" style:font-size-asian="10pt" style:font-size-complex="10pt"/>
    </style:style>
    <style:style style:name="P26" style:family="paragraph" style:parent-style-name="Text_20_body" style:list-style-name="L3">
      <style:paragraph-properties fo:text-align="start" style:justify-single-word="false"/>
      <style:text-properties style:font-name="Liberation Mono" fo:font-size="10pt" officeooo:paragraph-rsid="0012d6ef" style:font-size-asian="10pt" style:font-size-complex="10pt"/>
    </style:style>
    <style:style style:name="P27" style:family="paragraph" style:parent-style-name="Text_20_body" style:list-style-name="L4">
      <style:paragraph-properties fo:text-align="justify" style:justify-single-word="false"/>
      <style:text-properties officeooo:rsid="001817a1" officeooo:paragraph-rsid="001817a1"/>
    </style:style>
    <style:style style:name="P28" style:family="paragraph" style:parent-style-name="Text_20_body" style:list-style-name="L4">
      <style:paragraph-properties fo:text-align="justify" style:justify-single-word="false"/>
      <style:text-properties officeooo:rsid="0018d239" officeooo:paragraph-rsid="0018d239"/>
    </style:style>
    <style:style style:name="P29" style:family="paragraph" style:parent-style-name="Text_20_body" style:list-style-name="L3" style:master-page-name="">
      <loext:graphic-properties draw:fill="none"/>
      <style:paragraph-properties fo:margin-left="3.799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0fa2c5" officeooo:paragraph-rsid="000fa2c5" style:font-size-asian="10pt" style:font-size-complex="10pt"/>
    </style:style>
    <style:style style:name="P30" style:family="paragraph" style:parent-style-name="Text_20_body" style:list-style-name="L3">
      <loext:graphic-properties draw:fill="none"/>
      <style:paragraph-properties fo:margin-left="3.7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0fa2c5" officeooo:paragraph-rsid="000fa2c5" style:font-size-asian="10pt" style:font-size-complex="10pt"/>
    </style:style>
    <style:style style:name="P31" style:family="paragraph" style:parent-style-name="Text_20_body" style:list-style-name="L3">
      <loext:graphic-properties draw:fill="none"/>
      <style:paragraph-properties fo:margin-left="3.799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10afd8" officeooo:paragraph-rsid="0010afd8" style:font-size-asian="10pt" style:font-size-complex="10pt"/>
    </style:style>
    <style:style style:name="P32" style:family="paragraph" style:parent-style-name="Text_20_body" style:list-style-name="L3" style:master-page-name="">
      <loext:graphic-properties draw:fill="none"/>
      <style:paragraph-properties fo:margin-left="2.701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0afd8" officeooo:paragraph-rsid="0010afd8" style:font-size-asian="10pt" style:font-size-complex="10pt"/>
    </style:style>
    <style:style style:name="P33" style:family="paragraph" style:parent-style-name="Text_20_body" style:list-style-name="L3">
      <loext:graphic-properties draw:fill="none"/>
      <style:paragraph-properties fo:margin-left="2.701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10afd8" officeooo:paragraph-rsid="0010afd8" style:font-size-asian="10pt" style:font-size-complex="10pt"/>
    </style:style>
    <style:style style:name="P34" style:family="paragraph" style:parent-style-name="Text_20_body" style:list-style-name="L3" style:master-page-name="">
      <loext:graphic-properties draw:fill="none"/>
      <style:paragraph-properties fo:margin-left="1.3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0afd8" officeooo:paragraph-rsid="0010afd8" style:font-size-asian="10pt" style:font-size-complex="10pt"/>
    </style:style>
    <style:style style:name="P35"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style:font-name="Liberation Mono" fo:font-size="10pt" officeooo:rsid="000fa2c5" officeooo:paragraph-rsid="0010afd8" style:font-size-asian="10pt" style:font-size-complex="10pt"/>
    </style:style>
    <style:style style:name="P36"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520c" style:font-size-asian="10pt" style:font-size-complex="10pt"/>
    </style:style>
    <style:style style:name="P37"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0afd8" style:font-size-asian="10pt" style:font-size-complex="10pt"/>
    </style:style>
    <style:style style:name="P38"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d6ef" style:font-size-asian="10pt" style:font-size-complex="10pt"/>
    </style:style>
    <style:style style:name="P39"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style:font-name="Liberation Mono" fo:font-size="10pt" officeooo:rsid="0010afd8" officeooo:paragraph-rsid="0012d6ef" style:font-size-asian="10pt" style:font-size-complex="10pt"/>
    </style:style>
    <style:style style:name="P40"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76bfb" officeooo:paragraph-rsid="00176bfb" style:font-size-asian="10pt" style:font-size-complex="10pt"/>
    </style:style>
    <style:style style:name="P41" style:family="paragraph" style:parent-style-name="Text_20_body" style:list-style-name="L3" style:master-page-name="">
      <loext:graphic-properties draw:fill="none"/>
      <style:paragraph-properties fo:margin-left="3.5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2520c" officeooo:paragraph-rsid="0012520c" style:font-size-asian="10pt" style:font-size-complex="10pt"/>
    </style:style>
    <style:style style:name="P42"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paragraph-properties>
      <style:text-properties style:font-name="Liberation Mono" fo:font-size="10pt" officeooo:rsid="0010afd8" officeooo:paragraph-rsid="0010afd8" style:font-size-asian="10pt" style:font-size-complex="10pt"/>
    </style:style>
    <style:style style:name="P43"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paragraph-properties>
      <style:text-properties style:font-name="Liberation Mono" fo:font-size="10pt" officeooo:rsid="0010afd8" officeooo:paragraph-rsid="0012520c" style:font-size-asian="10pt" style:font-size-complex="10pt"/>
    </style:style>
    <style:style style:name="P44"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tab-stop style:position="2.223cm"/>
        </style:tab-stops>
      </style:paragraph-properties>
      <style:text-properties style:font-name="Liberation Mono" fo:font-size="10pt" officeooo:rsid="0010afd8" officeooo:paragraph-rsid="0010afd8" style:font-size-asian="10pt" style:font-size-complex="10pt"/>
    </style:style>
    <style:style style:name="P45"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tab-stop style:position="2.223cm"/>
        </style:tab-stops>
      </style:paragraph-properties>
      <style:text-properties style:font-name="Liberation Mono" fo:font-size="10pt" officeooo:rsid="0010afd8" officeooo:paragraph-rsid="0012d6ef" style:font-size-asian="10pt" style:font-size-complex="10pt"/>
    </style:style>
    <style:style style:name="P46"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paragraph-properties>
      <style:text-properties style:font-name="Liberation Mono" fo:font-size="10pt" officeooo:rsid="000fa2c5" officeooo:paragraph-rsid="0010afd8" style:font-size-asian="10pt" style:font-size-complex="10pt"/>
    </style:style>
    <style:style style:name="P47"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ab-stops/>
      </style:paragraph-properties>
      <style:text-properties style:font-name="Liberation Mono" fo:font-size="10pt" officeooo:rsid="0015efd4" officeooo:paragraph-rsid="0015efd4" style:font-size-asian="10pt" style:font-size-complex="10pt"/>
    </style:style>
    <style:style style:name="P48" style:family="paragraph" style:parent-style-name="Text_20_body" style:list-style-name="L3">
      <loext:graphic-properties draw:fill="none"/>
      <style:paragraph-properties fo:margin-left="3.5cm" fo:margin-right="0cm" fo:margin-top="0cm" fo:margin-bottom="0.247cm" loext:contextual-spacing="false" fo:line-height="120%" fo:text-align="justify" style:justify-single-word="false" fo:text-indent="-0.6cm" style:auto-text-indent="false" fo:background-color="transparent"/>
      <style:text-properties style:font-name="Liberation Mono" fo:font-size="10pt" officeooo:rsid="0012520c" officeooo:paragraph-rsid="0012520c" style:font-size-asian="10pt" style:font-size-complex="10pt"/>
    </style:style>
    <style:style style:name="P49"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style:font-name="Liberation Mono" fo:font-size="10pt" officeooo:rsid="0010afd8" officeooo:paragraph-rsid="0012520c" style:font-size-asian="10pt" style:font-size-complex="10pt"/>
    </style:style>
    <style:style style:name="P50"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2520c" style:font-size-asian="10pt" style:font-size-complex="10pt"/>
    </style:style>
    <style:style style:name="P51" style:family="paragraph" style:parent-style-name="Text_20_body" style:list-style-name="L3" style:master-page-name="">
      <loext:graphic-properties draw:fill="none"/>
      <style:paragraph-properties fo:margin-left="4.701cm" fo:margin-right="0cm" fo:margin-top="0cm" fo:margin-bottom="0.247cm" loext:contextual-spacing="false" fo:line-height="120%" fo:text-align="justify" style:justify-single-word="false" fo:text-indent="-0.6cm" style:auto-text-indent="false" style:page-number="auto" fo:background-color="transparent">
        <style:tab-stops>
          <style:tab-stop style:position="2.223cm"/>
        </style:tab-stops>
      </style:paragraph-properties>
      <style:text-properties style:font-name="Liberation Mono" fo:font-size="10pt" officeooo:rsid="0010afd8" officeooo:paragraph-rsid="0010afd8" style:font-size-asian="10pt" style:font-size-complex="10pt"/>
    </style:style>
    <style:style style:name="P52" style:family="paragraph" style:parent-style-name="Text_20_body" style:list-style-name="L3"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ce181e" style:font-name="Liberation Serif" fo:font-size="12pt" fo:font-weight="bold" officeooo:rsid="0014beea" officeooo:paragraph-rsid="0015efd4" style:font-size-asian="10.5pt" style:font-weight-asian="bold" style:font-size-complex="12pt" style:font-weight-complex="bold"/>
    </style:style>
    <style:style style:name="P53"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12520c" officeooo:paragraph-rsid="0012520c" style:font-size-asian="10pt" style:font-size-complex="10pt"/>
    </style:style>
    <style:style style:name="P54"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ext-properties style:font-name="Liberation Mono" fo:font-size="10pt" officeooo:rsid="0015efd4" officeooo:paragraph-rsid="0015efd4" style:font-size-asian="8.75pt" style:font-size-complex="10pt"/>
    </style:style>
    <style:style style:name="P55"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2520c" officeooo:paragraph-rsid="0012520c" style:font-size-asian="10.5pt" style:font-size-complex="12pt"/>
    </style:style>
    <style:style style:name="P56" style:family="paragraph" style:parent-style-name="Text_20_body" style:list-style-name="L5">
      <loext:graphic-properties draw:fill="none"/>
      <style:paragraph-properties fo:margin-top="0cm" fo:margin-bottom="0.247cm" loext:contextual-spacing="false" fo:line-height="120%" fo:text-align="justify" style:justify-single-word="false" fo:background-color="transparent"/>
      <style:text-properties style:font-name="Liberation Serif" fo:font-size="12pt" officeooo:rsid="0018d8a0" officeooo:paragraph-rsid="0018d8a0" style:font-size-asian="10.5pt" style:font-size-complex="12pt"/>
    </style:style>
    <style:style style:name="P57" style:family="paragraph" style:parent-style-name="Text_20_body" style:list-style-name="L3" style:master-page-name="">
      <loext:graphic-properties draw:fill="none"/>
      <style:paragraph-properties fo:margin-left="2.6cm" fo:margin-right="0cm" fo:margin-top="0cm" fo:margin-bottom="0.247cm" loext:contextual-spacing="false" fo:line-height="120%" fo:text-align="justify" style:justify-single-word="false" fo:text-indent="-0.6cm" style:auto-text-indent="false" style:page-number="auto" fo:background-color="transparent"/>
      <style:text-properties style:font-name="Liberation Mono" fo:font-size="10pt" officeooo:rsid="0012520c" officeooo:paragraph-rsid="0012520c" style:font-size-asian="10pt" style:font-size-complex="10pt"/>
    </style:style>
    <style:style style:name="P58" style:family="paragraph" style:parent-style-name="Heading_20_4">
      <style:paragraph-properties fo:text-align="justify" style:justify-single-word="false"/>
      <style:text-properties officeooo:rsid="00176bfb" officeooo:paragraph-rsid="00176bfb"/>
    </style:style>
    <style:style style:name="P59" style:family="paragraph" style:parent-style-name="Heading_20_4">
      <style:paragraph-properties fo:text-align="justify" style:justify-single-word="false"/>
    </style:style>
    <style:style style:name="P60" style:family="paragraph" style:parent-style-name="Heading_20_4">
      <style:paragraph-properties fo:text-align="justify" style:justify-single-word="false"/>
      <style:text-properties officeooo:rsid="0018d239" officeooo:paragraph-rsid="0018d239"/>
    </style:style>
    <style:style style:name="P61" style:family="paragraph" style:parent-style-name="Heading_20_1">
      <style:paragraph-properties fo:text-align="justify" style:justify-single-word="false"/>
      <style:text-properties officeooo:rsid="001b9437" officeooo:paragraph-rsid="001b9437"/>
    </style:style>
    <style:style style:name="P62" style:family="paragraph" style:parent-style-name="Heading_20_2">
      <style:paragraph-properties fo:text-align="justify" style:justify-single-word="false"/>
      <style:text-properties officeooo:rsid="000cf47e" officeooo:paragraph-rsid="000cf47e"/>
    </style:style>
    <style:style style:name="P63" style:family="paragraph" style:parent-style-name="Footnote">
      <style:text-properties officeooo:rsid="001f66e6" officeooo:paragraph-rsid="001f66e6"/>
    </style:style>
    <style:style style:name="P64" style:family="paragraph" style:parent-style-name="Heading_20_3">
      <style:paragraph-properties fo:text-align="justify" style:justify-single-word="false"/>
      <style:text-properties officeooo:rsid="000cf47e" officeooo:paragraph-rsid="000cf47e"/>
    </style:style>
    <style:style style:name="P65" style:family="paragraph" style:parent-style-name="Heading_20_3">
      <style:paragraph-properties fo:text-align="justify" style:justify-single-word="false"/>
      <style:text-properties officeooo:rsid="000fa2c5" officeooo:paragraph-rsid="000fa2c5"/>
    </style:style>
    <style:style style:name="P66" style:family="paragraph" style:parent-style-name="Heading_20_3">
      <style:paragraph-properties fo:text-align="justify" style:justify-single-word="false"/>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aff3"/>
    </style:style>
    <style:style style:name="T2" style:family="text">
      <style:text-properties officeooo:rsid="000f4659"/>
    </style:style>
    <style:style style:name="T3" style:family="text">
      <style:text-properties officeooo:rsid="000fa2c5"/>
    </style:style>
    <style:style style:name="T4" style:family="text">
      <style:text-properties officeooo:rsid="0012520c"/>
    </style:style>
    <style:style style:name="T5" style:family="text">
      <style:text-properties officeooo:rsid="0012d6ef"/>
    </style:style>
    <style:style style:name="T6" style:family="text">
      <style:text-properties style:font-name="Liberation Mono" fo:font-size="10pt" fo:font-weight="bold" officeooo:rsid="0015efd4"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weight="bold" officeooo:rsid="0012d6ef" style:font-weight-asian="bold" style:font-weight-complex="bold"/>
    </style:style>
    <style:style style:name="T9" style:family="text">
      <style:text-properties fo:font-weight="bold" officeooo:rsid="00176bfb" style:font-weight-asian="bold" style:font-weight-complex="bold"/>
    </style:style>
    <style:style style:name="T10" style:family="text">
      <style:text-properties fo:font-weight="bold" officeooo:rsid="0010afd8"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76bfb" style:font-weight-asian="normal" style:font-weight-complex="normal"/>
    </style:style>
    <style:style style:name="T13" style:family="text">
      <style:text-properties fo:color="#000000" fo:font-weight="normal" style:font-weight-asian="normal" style:font-weight-complex="normal"/>
    </style:style>
    <style:style style:name="T14" style:family="text">
      <style:text-properties officeooo:rsid="0015efd4"/>
    </style:style>
    <style:style style:name="T15" style:family="text">
      <style:text-properties officeooo:rsid="001817a1"/>
    </style:style>
    <style:style style:name="T16" style:family="text">
      <style:text-properties officeooo:rsid="0018d8a0"/>
    </style:style>
    <style:style style:name="T17" style:family="text">
      <style:text-properties officeooo:rsid="001b9437"/>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Serverseitige Funktionen</text:h>
      <text:p text:style-name="P3">In diesem Kapitel werden alle Funktionen des <text:span text:style-name="T17">Servers</text:span> beschrieben. Dies sind grundlegend alle Aufgaben, die für den Client zu rechen aufwändig sind, daher die Website langsamer machen, aber auch die Aufgaben, die aus Gründen der Sicherheit nicht außerhalb des Servers erledigt werden dürfen.</text:p>
      <text:h text:style-name="P62" text:outline-level="2">Nutzer-Verifizierung</text:h>
      <text:p text:style-name="P13">Im Folgenden werden die Funktionen aufgelistet, welche d<text:span text:style-name="T17">er Server</text:span> im Rahmen der Nutzerverwaltung übernimmt. </text:p>
      <text:list xml:id="list92010328" text:style-name="L1">
        <text:list-item>
          <text:p text:style-name="P21">Überprüfung der Daten bei Login-Versuch eines Administrators / Users</text:p>
          <text:p text:style-name="P21">D<text:span text:style-name="T17">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21">Laden der Daten eines erfolgreich eingeloggten Administrators / Users</text:p>
          <text:p text:style-name="P21">Ist der Datenabgleich <text:span text:style-name="T1">beim Login erfolgreich, so müssen, je nach Navigation des Nutzers, verschiedene Inhalte aus der Datenbank geladen werden.</text:span></text:p>
        </text:list-item>
        <text:list-item>
          <text:p text:style-name="P21">Anlegen und Speichern eines neuen Administrators / Users</text:p>
          <text:p text:style-name="P22">Legt ein Nutzer einen neuen Account ein, so müssen diese Daten in der Datenbank abgelegt werden. Der wichtigste Punkt ist hier die sichere Speicherung der Passwörter, was später beschrieben wird.</text:p>
        </text:list-item>
        <text:list-item>
          <text:p text:style-name="P21">Reset eines User-Passworts durch einen Administrator</text:p>
          <text:p text:style-name="P22">Vergisst ein User sein Passwort, so kann der Administrator einer Session, an der der User teilnimmt, das vergessene Passwort auf das Default-Passwort zurücksetzen, damit der User sich wieder einloggen kann.</text:p>
        </text:list-item>
        <text:list-item>
          <text:p text:style-name="P21">Reset eines Administratoren-Passworts bei Verlust</text:p>
          <text:p text:style-name="P22">Verliert oder vergisst eine Administrator sein Passwort, so muss er die Möglichkeit haben, dies zurückzusetzen, um sich wieder einzuloggen. Dieser Vorgang wird später beschrieben.</text:p>
        </text:list-item>
        <text:list-item>
          <text:p text:style-name="P21">Änderung eines Passworts eines Administrators / Users</text:p>
          <text:p text:style-name="P22">Sind Nutzer eingeloggt, so sollen sie immer die Möglichkeit haben, ihr Passwort zu ändern.</text:p>
        </text:list-item>
      </text:list>
      <text:h text:style-name="P64" text:outline-level="3">Passwortsicherheit</text:h>
      <text:p text:style-name="P14">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text:soft-page-break/>gepaart mit einer Salt-Value, welche dem Passwort zugefügt wird, wenn es verschlüsselt wird. <text:s/><text:span text:style-name="T3">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nicht zu langsam, weshalb er den Login-Vorgang nicht unnötig verzögert.</text:span></text:p>
      <text:p text:style-name="P4">Dieser Verschlüsselungsaufwand ist jedoch nur für Administratoren nötig, bei Usern ist der Zugang nicht zu sensibel, weshalb dort ein einfacherer Algorithmus völlig ausreicht.</text:p>
      <text:p text:style-name="P4">Im Folgenden werden die Informationen nochmals gesammelt:</text:p>
      <text:list xml:id="list361002258" text:style-name="L2">
        <text:list-item>
          <text:p text:style-name="P23">Administrator Passwort-Handling</text:p>
          <text:list>
            <text:list-item>
              <text:p text:style-name="P23">Passwort-Länge: mindestens 8 Zeichen</text:p>
            </text:list-item>
            <text:list-item>
              <text:p text:style-name="P23">Passwort Constraints: mindestens 1 Großbuchstabe und 1 Kleinbuchstabe, mindestens ein Sonderzeichen oder eine Zahl</text:p>
            </text:list-item>
            <text:list-item>
              <text:p text:style-name="P23">Hashing: Bcrypt-Algorithmus, Passwort wird vorher durch zufällig generiertem Salt abgeändert.</text:p>
            </text:list-item>
          </text:list>
        </text:list-item>
        <text:list-item>
          <text:p text:style-name="P23">User Passwort-Handling</text:p>
          <text:list>
            <text:list-item>
              <text:p text:style-name="P23">Passwort-Länge: mindestens 8 Zeichen</text:p>
            </text:list-item>
            <text:list-item>
              <text:p text:style-name="P23">Hashing: Sha256-Algorithmus</text:p>
            </text:list-item>
          </text:list>
        </text:list-item>
        <text:list-item>
          <text:p text:style-name="P24">Administrator Passwort zurücksetzen</text:p>
          <text:p text:style-name="P24">Der Administrator gibt seinen vollen Namen an. Anhand dessen wird eine E-Mail an die hinterlegte Adresse geschickt, welche einen Link beinhaltet, der den Nutzer anmeldet, womit er sein Passwort änder kann.</text:p>
        </text:list-item>
        <text:list-item>
          <text:p text:style-name="P24">User Passwort zurücksetzen</text:p>
          <text:p text:style-name="P24">Der User navigiert zu dem Unterpunkt Passwort zurücksetzen, wo er durch bestätigen des aktuellen Passworts ein neues hinterlegen kann. Dieses ersetzt das alte Passwort in der <office:annotation office:name="__Annotation__462_3656579779"><dc:creator>Noah Lehmann</dc:creator><dc:date>2018-06-19T10:49:16.004001217</dc:date><loext:sender-initials>NL</loext:sender-initials><text:p text:style-name="P67"><text:span text:style-name="T18">Anmerkung wird nicht implementiert</text:span></text:p></office:annotation>Datenbank<text:note text:id="ftn0" text:note-class="footnote"><text:note-citation>1</text:note-citation><text:note-body><text:p text:style-name="P63">Die Passwort Sicherung wird wegen des hohen Zeitaufwands icht implementiert. Stattdessen werden Yii Funktionalitäten genutzt</text:p></text:note-body></text:note>.<office:annotation-end office:name="__Annotation__462_3656579779"/></text:p>
        </text:list-item>
      </text:list>
      <text:h text:style-name="P65" text:outline-level="3">Aufbau der Datenbank</text:h>
      <text:p text:style-name="P5">Die Datenbank der kollaborativen Plattform basiert auf MySQL. Die einzelnen Tabellen werden nun dargestellt. <text:span text:style-name="T14">Der Name der Datenbank wird </text:span><text:span text:style-name="T6">MathCollab</text:span><text:span text:style-name="T14"> sein.</text:span></text:p>
      <text:list xml:id="list2649113912" text:style-name="L3">
        <text:list-item>
          <text:p text:style-name="P25"><text:span text:style-name="T7">TABLE</text:span> administrator (</text:p>
          <text:p text:style-name="P29">id <text:span text:style-name="T7">int</text:span>(7) <text:span text:style-name="T7">unsigned auto_increment primary key</text:span>,</text:p>
          <text:p text:style-name="P30">full_name <text:span text:style-name="T7">binary</text:span>(40) <text:span text:style-name="T7">not null</text:span>,</text:p>
          <text:p text:style-name="P31">username <text:span text:style-name="T7">binary</text:span>(20) <text:span text:style-name="T7">unique not null</text:span>,</text:p>
          <text:p text:style-name="P30">email <text:span text:style-name="T7">binary</text:span>(254) <text:span text:style-name="T7">unique not null</text:span>,</text:p>
          <text:p text:style-name="P30"><text:soft-page-break/>password <text:span text:style-name="T7">binary</text:span>(60) <text:span text:style-name="T7">unique not null</text:span>,</text:p>
          <text:p text:style-name="P30">salt <text:span text:style-name="T7">char</text:span>(21) <text:span text:style-name="T7">unique not null</text:span>,</text:p>
          <text:p text:style-name="P32">)</text:p>
          <text:p text:style-name="P33"/>
        </text:list-item>
        <text:list-item>
          <text:p text:style-name="P34"><text:span text:style-name="T7">TABLE</text:span> user (</text:p>
          <text:p text:style-name="P35">id <text:span text:style-name="T7">int</text:span>(7) <text:span text:style-name="T7">unsigned auto_increment primary key</text:span>,</text:p>
          <text:p text:style-name="P42">username <text:span text:style-name="T7">binary</text:span>(20) <text:span text:style-name="T7">unique not null</text:span>,</text:p>
          <text:p text:style-name="P46">password <text:span text:style-name="T7">binary</text:span>(60) <text:span text:style-name="T7">unique not null</text:span>,</text:p>
          <text:p text:style-name="P42">level <text:span text:style-name="T7">varchar</text:span>(10) <text:span text:style-name="T7">not null</text:span>,</text:p>
          <text:p text:style-name="P47">knowledgePoints <text:span text:style-name="T7">int</text:span>(3) <text:span text:style-name="T7">default</text:span>(0),</text:p>
          <text:p text:style-name="P43">equations <text:span text:style-name="T7">int</text:span>(3) <text:span text:style-name="T7">not null</text:span> </text:p>
          <text:p text:style-name="P49"><text:span text:style-name="T7">check</text:span>(equations &gt;= 0 <text:span text:style-name="T7">AND</text:span> equations &lt;=500),</text:p>
          <text:p text:style-name="P36">inequalities <text:span text:style-name="T7">int</text:span>(3) <text:span text:style-name="T7">not null </text:span></text:p>
          <text:p text:style-name="P50"><text:span text:style-name="T7">check</text:span>(inequalities &gt;= 0 <text:span text:style-name="T7">AND</text:span> inequalities &lt;=500),</text:p>
          <text:p text:style-name="P36">functions <text:span text:style-name="T7">int</text:span>(3) <text:span text:style-name="T7">not null </text:span></text:p>
          <text:p text:style-name="P50"><text:span text:style-name="T7">check</text:span>(functions &gt;= 0 <text:span text:style-name="T7">AND</text:span> functions &lt;=500),</text:p>
          <text:p text:style-name="P37">linearEquations <text:span text:style-name="T7">int</text:span>(3) <text:span text:style-name="T7">not null </text:span></text:p>
          <text:list>
            <text:list-item>
              <text:list>
                <text:list-item>
                  <text:list>
                    <text:list-item>
                      <text:list>
                        <text:list-item>
                          <text:list>
                            <text:list-header>
                              <text:p text:style-name="P51"><text:span text:style-name="T7">check</text:span>(linearEquations &gt;= 0 <text:span text:style-name="T7">AND</text:span> linearEquations &lt;=500),</text:p>
                            </text:list-header>
                          </text:list>
                        </text:list-item>
                      </text:list>
                    </text:list-item>
                  </text:list>
                </text:list-item>
              </text:list>
            </text:list-item>
          </text:list>
          <text:p text:style-name="P36">polynomial <text:span text:style-name="T7">int</text:span>(3) <text:span text:style-name="T7">not null </text:span></text:p>
          <text:p text:style-name="P50"><text:span text:style-name="T7">check</text:span>(polynomial &gt;= 0 <text:span text:style-name="T7">AND</text:span> polynomial &lt;=500),</text:p>
          <text:p text:style-name="P44">quadraticEquations <text:span text:style-name="T7">int</text:span>(3) <text:span text:style-name="T7">not null </text:span></text:p>
          <text:p text:style-name="P51"><text:span text:style-name="T7">check</text:span>(quadraticEquations &gt;= <text:span text:style-name="T4">0 </text:span><text:span text:style-name="T7">AND</text:span> quadraticEquations &lt;=500),</text:p>
          <text:p text:style-name="P40"><text:span text:style-name="T7">FOREIGN KEY</text:span> (session_id) <text:span text:style-name="T7">REFERENCES</text:span> session(token)</text:p>
          <text:p text:style-name="P32">)</text:p>
          <text:p text:style-name="P52">Anmerkung:<text:span text:style-name="T11"> </text:span><text:span text:style-name="T13">Der User sollte in einem endgültigen Produkt die Möglichkeit haben, an mehreren<text:line-break/><text:tab/><text:tab/>Sessions teilzunehmen. Dies wird im Prototyp aufgrund des Aufwands allerdings <text:tab/><text:tab/>nicht implementiert. Jeder User kann an genau einer Session teilnehmen, die <text:tab/><text:tab/><text:tab/>Werte für die erledigten Aufgaben in dieser Session werden in den passenden <text:tab/><text:tab/><text:tab/>Variablen (z.B. equations) gespeichert. Es wird dann abgeglichen, ob die <text:tab/><text:tab/><text:tab/><text:tab/>bearbeiteten Aufgaben mit den zu bearbeitenden Aufgaben in der Session <text:tab/><text:tab/><text:tab/>übereinstimmt. Der Vergleich ist abhängig vom Level des Users</text:span><text:span text:style-name="T13"><text:note text:id="ftn1" text:note-class="footnote"><text:note-citation>2</text:note-citation><text:note-body><text:p text:style-name="P1">Siehe Regelsatz 1</text:p></text:note-body></text:note></text:span><text:span text:style-name="T13">.</text:span></text:p>
        </text:list-item>
        <text:list-item>
          <text:p text:style-name="P53"><text:span text:style-name="T7">TABLE</text:span> session (</text:p>
          <text:p text:style-name="P41">token <text:span text:style-name="T7">char</text:span>(10) <text:span text:style-name="T7">not null primary key,</text:span></text:p>
          <text:p text:style-name="P48"><text:span text:style-name="T12">name</text:span><text:span text:style-name="T9"> varchar(30) not null</text:span><text:span text:style-name="T7">,</text:span></text:p>
          <text:p text:style-name="P48"><text:span text:style-name="T7">FOREIGN KEY</text:span> (admin_id)</text:p>
          <text:p text:style-name="P48"><text:soft-page-break/><text:span text:style-name="T7">REFERENCES</text:span> administrator(id),</text:p>
          <text:p text:style-name="P39">equations <text:span text:style-name="T7">int</text:span>(3) <text:span text:style-name="T8">default</text:span><text:span text:style-name="T5">(0),</text:span></text:p>
          <text:p text:style-name="P38">inequalities <text:span text:style-name="T7">int</text:span>(3) <text:span text:style-name="T8">default</text:span><text:span text:style-name="T5">(0)</text:span>, </text:p>
          <text:p text:style-name="P38">functions <text:span text:style-name="T7">int</text:span>(3) <text:span text:style-name="T8">default</text:span><text:span text:style-name="T5">(0)</text:span>,</text:p>
          <text:p text:style-name="P38">linearEquations <text:span text:style-name="T7">int</text:span>(3) <text:span text:style-name="T8">default</text:span><text:span text:style-name="T5">(0),</text:span> </text:p>
          <text:p text:style-name="P38">polynomial <text:span text:style-name="T7">int</text:span>(3) <text:span text:style-name="T8">default</text:span><text:span text:style-name="T5">(0),</text:span> </text:p>
          <text:p text:style-name="P45">quadraticEquations <text:span text:style-name="T7">int</text:span>(3) <text:span text:style-name="T8">default</text:span><text:span text:style-name="T5">(0),</text:span> </text:p>
          <text:p text:style-name="P57">)</text:p>
          <text:p text:style-name="P55">Beim Erstellen der Session hat der Nutzer die Möglichkeit, die Themenbereiche auszuwählen. Zusätzlich kann er das auch im laufenden Betrieb ändern. Themenbereiche werden wie folgt hinzugefügt:</text:p>
          <text:p text:style-name="P26"><text:span text:style-name="T7">UPDATE</text:span> <text:span text:style-name="T5">session</text:span> <text:line-break/><text:span text:style-name="T7">SET</text:span> <text:span text:style-name="T5">[gewünschter Aufgabentyp]</text:span> = <text:span text:style-name="T5">[Anzahl an zu bearbeiteten Aufgaben]</text:span> <text:line-break/><text:span text:style-name="T7">WHERE</text:span> (<text:span text:style-name="T5">session(id) = [gewünschte SessionID]</text:span>);</text:p>
        </text:list-item>
        <text:list-item>
          <text:p text:style-name="P54"><text:span text:style-name="T7">TABLE</text:span> exercises<text:note text:id="ftn2" text:note-class="footnote"><text:note-citation>3</text:note-citation><text:note-body><text:p text:style-name="P2">Siehe Kapitel Aufgaben</text:p></text:note-body></text:note></text:p>
        </text:list-item>
      </text:list>
      <text:h text:style-name="P66" text:outline-level="3">Datenbank Inhalte laden</text:h>
      <text:p text:style-name="P9">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17">Server</text:span> Verhalten beim Laden von Inhalten ein.</text:p>
      <text:h text:style-name="P58" text:outline-level="4">Benutzer Anlegen</text:h>
      <text:p text:style-name="P9">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17">er Server</text:span> auf Sicherheitsfehler (wie z.B. Injection-Versuche) prüft und darauf abspeichert und dem Client dann die Bestätigung schickt.</text:p>
      <text:p text:style-name="P11">Bei den Usern wird die Session-ID vorerst mit null belegt, die bearbeiteten Aufgabenbereiche mit der Default Value 0.</text:p>
      <text:h text:style-name="P58" text:outline-level="4">Login</text:h>
      <text:p text:style-name="P9">Beim Login wird ein Formular ausgefüllt, in dem die Login-Daten gefordert werden. Das Passwort wird auch hier beim Client <text:span text:style-name="T15">gehasht und dann mit den anderen Daten an den Server geschickt. Der Server fragt nun die Daten in der Datenbank ab und gleicht sie dann mit den vom Client empfangenen Aufgaben ab. </text:span></text:p>
      <text:h text:style-name="P59" text:outline-level="4"><text:soft-page-break/>Anlegen einer Session</text:h>
      <text:p text:style-name="P10">Ist ein Administrator angemeldet, kann er Sessions erstellen. Dabei gibt er einen Namen ein, worauf ihm <text:span text:style-name="T17">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17">auf dem Server</text:span> nochmals geprüft werden (Injection-Versuch.) Die Session wird dann wir folgt angelegt.</text:p>
      <text:list xml:id="list131204493" text:style-name="L4">
        <text:list-item>
          <text:p text:style-name="P27">Der Name wird genau so gespeichert, wie ihn der Administrator eingegeben hat. </text:p>
        </text:list-item>
        <text:list-item>
          <text:p text:style-name="P27">Das Token wird generiert und abgespeichert, danach wird es an den Client gesendet.</text:p>
        </text:list-item>
        <text:list-item>
          <text:p text:style-name="P27">Ausgewählte Themenbereiche werden als Integer abgespeichert, der Integer vermerkt die zu bearbeitenden Aufgaben.</text:p>
        </text:list-item>
        <text:list-item>
          <text:p text:style-name="P27">Die nicht ausgewählten Themenbereiche werden mit dem Default Wert 0 gespeichert.</text:p>
        </text:list-item>
        <text:list-item>
          <text:p text:style-name="P28">Die Administrator-ID ist die des Administrators, der die Session anlegt.</text:p>
        </text:list-item>
      </text:list>
      <text:p text:style-name="P11">Im laufenden Betrieb der Session kann der Administrator jederzeit Themenbereiche zur Session hinzufügen. Die mit den Default Werten belegten Themenbereiche werden bei der Auswahl einfach mit den Werten belegt, die der Administrator eingibt.</text:p>
      <text:h text:style-name="P60" text:outline-level="4">Anmelden eines Users in einer Session</text:h>
      <text:p text:style-name="P11">Meldet sich ein User an, so kann er ein Token eingeben, um sich in einer Session anzumelden. Ist das Token gültig, so werden ihm die Inhalte aus der Datenbank geladen. D<text:span text:style-name="T17">er Server</text:span> prüft beim Token, ob es überhaupt vorhanden ist und schreibt das Token als Fremdschlüssel in den Datenbankeintrag des Users, falls dies der Fall ist.</text:p>
      <text:h text:style-name="P60" text:outline-level="4">Übersicht über alle User</text:h>
      <text:p text:style-name="P11">Möchte der Administrator eine Übersicht über alle in die Session eingetragenen User sehen, so werden ihm folgende Daten aus der Datenbank geholt:</text:p>
      <text:p text:style-name="P6"><text:span text:style-name="T7">Select</text:span> username, <text:span text:style-name="T16">{equations,inequalities,functions,</text:span></text:p>
      <text:p text:style-name="P19">linearEquations,polynomial,quadraticEquations} //Nur Themenbereiche, die</text:p>
      <text:p text:style-name="P20">bearbeitet werden müssen</text:p>
      <text:p text:style-name="P18"><text:span text:style-name="T10">F</text:span><text:span text:style-name="T7">rom</text:span> user</text:p>
      <text:p text:style-name="P17"><text:span text:style-name="T7">Where</text:span> session_id = [Token der Session]</text:p>
      <text:list xml:id="list1710189080" text:style-name="L5">
        <text:list-item>
          <text:p text:style-name="P56">Nutzername</text:p>
        </text:list-item>
        <text:list-item>
          <text:p text:style-name="P56">Alle Themenbereich, die in der Session bearbeitet werden sollen</text:p>
        </text:list-item>
      </text:list>
      <text:p text:style-name="P16">Zusätzlich wird zu jedem Nutzer ein Button angezeigt, welcher das Passwort automatisch auf das Default-Passwort setzt.</text:p>
      <text:h text:style-name="P59" text:outline-level="4"><text:soft-page-break/>Bearbeiten von Aufgaben</text:h>
      <text:p text:style-name="P12">Ist ein Nutzer in eine Session eingetragen, so werden ihm alle Themenbereiche angezeigt, die er momentan bearbeiten darf. D<text:span text:style-name="T17">er Server</text:span> filtert die Themenbereiche der Session anhand der Fortschritte, die es aus den Nutzerdaten ausliest. Wählt ein Nutzer einen Themenbereich aus und bearbeitet eine Übung oder einen Test, so werden ihm nicht bearbeitete Aufgaben geladen, immer 10 am Stück. </text:p>
      <text:p text:style-name="P12">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 table:style-name="Tabelle1">
        <table:table-column table:style-name="Tabelle1.A"/>
        <table:table-row>
          <table:table-cell table:style-name="Tabelle1.A1" office:value-type="string">
            <text:p text:style-name="P8">Aufgaben = <text:span text:style-name="T7">erste ID</text:span> in Themenbereich in Aufgaben + <text:span text:style-name="T7">bearbeitete</text:span> Aufgaben aus Themenbereich</text:p>
          </table:table-cell>
        </table:table-row>
      </table:table>
      <text:p text:style-name="P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6-14T09:45:48.742963427</meta:creation-date>
    <dc:date>2018-06-26T18:13:17.781661376</dc:date>
    <dc:creator>Noah Lehmann</dc:creator>
    <meta:editing-duration>PT3H5M3S</meta:editing-duration>
    <meta:editing-cycles>8</meta:editing-cycles>
    <meta:generator>LibreOffice/5.4.5.1$Linux_X86_64 LibreOffice_project/40m0$Build-1</meta:generator>
    <meta:document-statistic meta:table-count="1" meta:image-count="0" meta:object-count="0" meta:page-count="6" meta:paragraph-count="112" meta:word-count="1616" meta:character-count="11145" meta:non-whitespace-character-count="9681"/>
  </office:meta>
</office:document-meta>
</file>